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migrant(s)/1,000 population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20/geos/sy.html" xlink:type="simple">Syria</text:a> </text:p>
          </table:table-cell>
          <table:table-cell office:value-type="string" calcext:value-type="string">
            <text:p>27.10</text:p>
          </table:table-cell>
          <table:table-cell table:formula="of:=[.B2]" office:value-type="string" office:string-value="27.10" calcext:value-type="string">
            <text:p>27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vi.html" xlink:type="simple">British Virgin Islands</text:a> </text:p>
          </table:table-cell>
          <table:table-cell office:value-type="string" calcext:value-type="string">
            <text:p>15.50</text:p>
          </table:table-cell>
          <table:table-cell table:formula="of:=[.B3]" office:value-type="string" office:string-value="15.50" calcext:value-type="string">
            <text:p>15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13.30</text:p>
          </table:table-cell>
          <table:table-cell table:formula="of:=[.B4]" office:value-type="string" office:string-value="13.30" calcext:value-type="string">
            <text:p>13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j.html" xlink:type="simple">Cayman Islands</text:a> </text:p>
          </table:table-cell>
          <table:table-cell office:value-type="string" calcext:value-type="string">
            <text:p>13.00</text:p>
          </table:table-cell>
          <table:table-cell table:formula="of:=[.B5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11.80</text:p>
          </table:table-cell>
          <table:table-cell table:formula="of:=[.B6]" office:value-type="string" office:string-value="11.80" calcext:value-type="string">
            <text:p>1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v.html" xlink:type="simple">Anguilla</text:a> </text:p>
          </table:table-cell>
          <table:table-cell office:value-type="string" calcext:value-type="string">
            <text:p>11.10</text:p>
          </table:table-cell>
          <table:table-cell table:formula="of:=[.B7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10.60</text:p>
          </table:table-cell>
          <table:table-cell table:formula="of:=[.B8]" office:value-type="string" office:string-value="10.60" calcext:value-type="string">
            <text:p>10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k.html" xlink:type="simple">Turks and Caicos Islands</text:a> </text:p>
          </table:table-cell>
          <table:table-cell office:value-type="string" calcext:value-type="string">
            <text:p>8.90</text:p>
          </table:table-cell>
          <table:table-cell table:formula="of:=[.B9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a.html" xlink:type="simple">Aruba</text:a> </text:p>
          </table:table-cell>
          <table:table-cell office:value-type="string" calcext:value-type="string">
            <text:p>8.40</text:p>
          </table:table-cell>
          <table:table-cell table:formula="of:=[.B10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8.30</text:p>
          </table:table-cell>
          <table:table-cell table:formula="of:=[.B11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8.10</text:p>
          </table:table-cell>
          <table:table-cell table:formula="of:=[.B12]" office:value-type="string" office:string-value="8.10" calcext:value-type="string">
            <text:p>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8.00</text:p>
          </table:table-cell>
          <table:table-cell table:formula="of:=[.B13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7.60</text:p>
          </table:table-cell>
          <table:table-cell table:formula="of:=[.B14]" office:value-type="string" office:string-value="7.60" calcext:value-type="string">
            <text:p>7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7.60</text:p>
          </table:table-cell>
          <table:table-cell table:formula="of:=[.B15]" office:value-type="string" office:string-value="7.60" calcext:value-type="string">
            <text:p>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7.00</text:p>
          </table:table-cell>
          <table:table-cell table:formula="of:=[.B16]" office:value-type="string" office:string-value="7.00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6.60</text:p>
          </table:table-cell>
          <table:table-cell table:formula="of:=[.B17]" office:value-type="string" office:string-value="6.60" calcext:value-type="string">
            <text:p>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6.60</text:p>
          </table:table-cell>
          <table:table-cell table:formula="of:=[.B18]" office:value-type="string" office:string-value="6.60" calcext:value-type="string">
            <text:p>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6.50</text:p>
          </table:table-cell>
          <table:table-cell table:formula="of:=[.B19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n.html" xlink:type="simple">Sint Maarten</text:a> </text:p>
          </table:table-cell>
          <table:table-cell office:value-type="string" calcext:value-type="string">
            <text:p>6.00</text:p>
          </table:table-cell>
          <table:table-cell table:formula="of:=[.B20]" office:value-type="string" office:string-value="6.00" calcext:value-type="string">
            <text:p>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5.60</text:p>
          </table:table-cell>
          <table:table-cell table:formula="of:=[.B21]" office:value-type="string" office:string-value="5.60" calcext:value-type="string">
            <text:p>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m.html" xlink:type="simple">Isle of Man</text:a> </text:p>
          </table:table-cell>
          <table:table-cell office:value-type="string" calcext:value-type="string">
            <text:p>5.20</text:p>
          </table:table-cell>
          <table:table-cell table:formula="of:=[.B22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5.20</text:p>
          </table:table-cell>
          <table:table-cell table:formula="of:=[.B23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5.10</text:p>
          </table:table-cell>
          <table:table-cell table:formula="of:=[.B24]" office:value-type="string" office:string-value="5.10" calcext:value-type="string">
            <text:p>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s.html" xlink:type="simple">Liechtenstein</text:a> </text:p>
          </table:table-cell>
          <table:table-cell office:value-type="string" calcext:value-type="string">
            <text:p>4.90</text:p>
          </table:table-cell>
          <table:table-cell table:formula="of:=[.B25]" office:value-type="string" office:string-value="4.90" calcext:value-type="string">
            <text:p>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4.80</text:p>
          </table:table-cell>
          <table:table-cell table:formula="of:=[.B26]" office:value-type="string" office:string-value="4.80" calcext:value-type="string">
            <text:p>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4.70</text:p>
          </table:table-cell>
          <table:table-cell table:formula="of:=[.B27]" office:value-type="string" office:string-value="4.70" calcext:value-type="string">
            <text:p>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4.60</text:p>
          </table:table-cell>
          <table:table-cell table:formula="of:=[.B28]" office:value-type="string" office:string-value="4.60" calcext:value-type="string">
            <text:p>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4.00</text:p>
          </table:table-cell>
          <table:table-cell table:formula="of:=[.B29]" office:value-type="string" office:string-value="4.00" calcext:value-type="string">
            <text:p>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3.90</text:p>
          </table:table-cell>
          <table:table-cell table:formula="of:=[.B30]" office:value-type="string" office:string-value="3.90" calcext:value-type="string">
            <text:p>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3.90</text:p>
          </table:table-cell>
          <table:table-cell table:formula="of:=[.B31]" office:value-type="string" office:string-value="3.90" calcext:value-type="string">
            <text:p>3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nc.html" xlink:type="simple">New Caledonia</text:a> </text:p>
          </table:table-cell>
          <table:table-cell office:value-type="string" calcext:value-type="string">
            <text:p>3.80</text:p>
          </table:table-cell>
          <table:table-cell table:formula="of:=[.B32]" office:value-type="string" office:string-value="3.80" calcext:value-type="string">
            <text:p>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3.60</text:p>
          </table:table-cell>
          <table:table-cell table:formula="of:=[.B33]" office:value-type="string" office:string-value="3.60" calcext:value-type="string">
            <text:p>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3.30</text:p>
          </table:table-cell>
          <table:table-cell table:formula="of:=[.B34]" office:value-type="string" office:string-value="3.30" calcext:value-type="string">
            <text:p>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c.html" xlink:type="simple">Macau</text:a> </text:p>
          </table:table-cell>
          <table:table-cell office:value-type="string" calcext:value-type="string">
            <text:p>3.30</text:p>
          </table:table-cell>
          <table:table-cell table:formula="of:=[.B35]" office:value-type="string" office:string-value="3.30" calcext:value-type="string">
            <text:p>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3.20</text:p>
          </table:table-cell>
          <table:table-cell table:formula="of:=[.B36]" office:value-type="string" office:string-value="3.20" calcext:value-type="string">
            <text:p>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3.00</text:p>
          </table:table-cell>
          <table:table-cell table:formula="of:=[.B37]" office:value-type="string" office:string-value="3.00" calcext:value-type="string">
            <text:p>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2.90</text:p>
          </table:table-cell>
          <table:table-cell table:formula="of:=[.B38]" office:value-type="string" office:string-value="2.90" calcext:value-type="string">
            <text:p>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2.80</text:p>
          </table:table-cell>
          <table:table-cell table:formula="of:=[.B39]" office:value-type="string" office:string-value="2.80" calcext:value-type="string">
            <text:p>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2.60</text:p>
          </table:table-cell>
          <table:table-cell table:formula="of:=[.B40]" office:value-type="string" office:string-value="2.60" calcext:value-type="string">
            <text:p>2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2.50</text:p>
          </table:table-cell>
          <table:table-cell table:formula="of:=[.B41]" office:value-type="string" office:string-value="2.50" calcext:value-type="string">
            <text:p>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2.30</text:p>
          </table:table-cell>
          <table:table-cell table:formula="of:=[.B42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2.30</text:p>
          </table:table-cell>
          <table:table-cell table:formula="of:=[.B43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e.html" xlink:type="simple">Jersey</text:a> </text:p>
          </table:table-cell>
          <table:table-cell office:value-type="string" calcext:value-type="string">
            <text:p>2.30</text:p>
          </table:table-cell>
          <table:table-cell table:formula="of:=[.B44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2.30</text:p>
          </table:table-cell>
          <table:table-cell table:formula="of:=[.B45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2.30</text:p>
          </table:table-cell>
          <table:table-cell table:formula="of:=[.B46]" office:value-type="string" office:string-value="2.30" calcext:value-type="string">
            <text:p>2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2.10</text:p>
          </table:table-cell>
          <table:table-cell table:formula="of:=[.B47]" office:value-type="string" office:string-value="2.10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2.10</text:p>
          </table:table-cell>
          <table:table-cell table:formula="of:=[.B48]" office:value-type="string" office:string-value="2.10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office:value-type="string" calcext:value-type="string">
            <text:p>1.90</text:p>
          </table:table-cell>
          <table:table-cell table:formula="of:=[.B49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1.90</text:p>
          </table:table-cell>
          <table:table-cell table:formula="of:=[.B50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k.html" xlink:type="simple">Hong Kong</text:a> </text:p>
          </table:table-cell>
          <table:table-cell office:value-type="string" calcext:value-type="string">
            <text:p>1.70</text:p>
          </table:table-cell>
          <table:table-cell table:formula="of:=[.B51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1.70</text:p>
          </table:table-cell>
          <table:table-cell table:formula="of:=[.B52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d.html" xlink:type="simple">Bermuda</text:a> </text:p>
          </table:table-cell>
          <table:table-cell office:value-type="string" calcext:value-type="string">
            <text:p>1.60</text:p>
          </table:table-cell>
          <table:table-cell table:formula="of:=[.B53]" office:value-type="string" office:string-value="1.60" calcext:value-type="string">
            <text:p>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1.50</text:p>
          </table:table-cell>
          <table:table-cell table:formula="of:=[.B54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1.50</text:p>
          </table:table-cell>
          <table:table-cell table:formula="of:=[.B55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1.30</text:p>
          </table:table-cell>
          <table:table-cell table:formula="of:=[.B56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1.20</text:p>
          </table:table-cell>
          <table:table-cell table:formula="of:=[.B57]" office:value-type="string" office:string-value="1.20" calcext:value-type="string">
            <text:p>1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1.20</text:p>
          </table:table-cell>
          <table:table-cell table:formula="of:=[.B58]" office:value-type="string" office:string-value="1.20" calcext:value-type="string">
            <text:p>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1.10</text:p>
          </table:table-cell>
          <table:table-cell table:formula="of:=[.B59]" office:value-type="string" office:string-value="1.10" calcext:value-type="string">
            <text:p>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1.00</text:p>
          </table:table-cell>
          <table:table-cell table:formula="of:=[.B60]" office:value-type="string" office:string-value="1.00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0.90</text:p>
          </table:table-cell>
          <table:table-cell table:formula="of:=[.B61]" office:value-type="string" office:string-value="0.90" calcext:value-type="string">
            <text:p>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0.90</text:p>
          </table:table-cell>
          <table:table-cell table:formula="of:=[.B62]" office:value-type="string" office:string-value="0.90" calcext:value-type="string">
            <text:p>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0.80</text:p>
          </table:table-cell>
          <table:table-cell table:formula="of:=[.B63]" office:value-type="string" office:string-value="0.80" calcext:value-type="string">
            <text:p>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0.80</text:p>
          </table:table-cell>
          <table:table-cell table:formula="of:=[.B64]" office:value-type="string" office:string-value="0.80" calcext:value-type="string">
            <text:p>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0.70</text:p>
          </table:table-cell>
          <table:table-cell table:formula="of:=[.B65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0.50</text:p>
          </table:table-cell>
          <table:table-cell table:formula="of:=[.B66]" office:value-type="string" office:string-value="0.50" calcext:value-type="string">
            <text:p>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0.40</text:p>
          </table:table-cell>
          <table:table-cell table:formula="of:=[.B67]" office:value-type="string" office:string-value="0.40" calcext:value-type="string">
            <text:p>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k.html" xlink:type="simple">Macedonia</text:a> </text:p>
          </table:table-cell>
          <table:table-cell office:value-type="string" calcext:value-type="string">
            <text:p>0.40</text:p>
          </table:table-cell>
          <table:table-cell table:formula="of:=[.B68]" office:value-type="string" office:string-value="0.40" calcext:value-type="string">
            <text:p>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0.30</text:p>
          </table:table-cell>
          <table:table-cell table:formula="of:=[.B69]" office:value-type="string" office:string-value="0.30" calcext:value-type="string">
            <text:p>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0.30</text:p>
          </table:table-cell>
          <table:table-cell table:formula="of:=[.B70]" office:value-type="string" office:string-value="0.30" calcext:value-type="string">
            <text:p>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0.30</text:p>
          </table:table-cell>
          <table:table-cell table:formula="of:=[.B71]" office:value-type="string" office:string-value="0.30" calcext:value-type="string">
            <text:p>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0.20</text:p>
          </table:table-cell>
          <table:table-cell table:formula="of:=[.B72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0.20</text:p>
          </table:table-cell>
          <table:table-cell table:formula="of:=[.B73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0.10</text:p>
          </table:table-cell>
          <table:table-cell table:formula="of:=[.B74]" office:value-type="string" office:string-value="0.10" calcext:value-type="string">
            <text:p>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0.00</text:p>
          </table:table-cell>
          <table:table-cell table:formula="of:=[.B7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0.00</text:p>
          </table:table-cell>
          <table:table-cell table:formula="of:=[.B7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0.00</text:p>
          </table:table-cell>
          <table:table-cell table:formula="of:=[.B7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0.00</text:p>
          </table:table-cell>
          <table:table-cell table:formula="of:=[.B78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0.00</text:p>
          </table:table-cell>
          <table:table-cell table:formula="of:=[.B7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0.00</text:p>
          </table:table-cell>
          <table:table-cell table:formula="of:=[.B80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0.00</text:p>
          </table:table-cell>
          <table:table-cell table:formula="of:=[.B8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o.html" xlink:type="simple">Faroe Islands</text:a> </text:p>
          </table:table-cell>
          <table:table-cell office:value-type="string" calcext:value-type="string">
            <text:p>0.00</text:p>
          </table:table-cell>
          <table:table-cell table:formula="of:=[.B8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0.00</text:p>
          </table:table-cell>
          <table:table-cell table:formula="of:=[.B8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0.00</text:p>
          </table:table-cell>
          <table:table-cell table:formula="of:=[.B8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0.00</text:p>
          </table:table-cell>
          <table:table-cell table:formula="of:=[.B8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0.00</text:p>
          </table:table-cell>
          <table:table-cell table:formula="of:=[.B8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n.html" xlink:type="simple">Korea, North</text:a> </text:p>
          </table:table-cell>
          <table:table-cell office:value-type="string" calcext:value-type="string">
            <text:p>0.00</text:p>
          </table:table-cell>
          <table:table-cell table:formula="of:=[.B8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0.00</text:p>
          </table:table-cell>
          <table:table-cell table:formula="of:=[.B8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0.00</text:p>
          </table:table-cell>
          <table:table-cell table:formula="of:=[.B8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0.00</text:p>
          </table:table-cell>
          <table:table-cell table:formula="of:=[.B9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h.html" xlink:type="simple">Montserrat</text:a> </text:p>
          </table:table-cell>
          <table:table-cell office:value-type="string" calcext:value-type="string">
            <text:p>0.00</text:p>
          </table:table-cell>
          <table:table-cell table:formula="of:=[.B9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0.00</text:p>
          </table:table-cell>
          <table:table-cell table:formula="of:=[.B92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0.00</text:p>
          </table:table-cell>
          <table:table-cell table:formula="of:=[.B93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sh.html" xlink:type="simple">Saint Helena, Ascension, and Tristan da Cunha</text:a> </text:p>
          </table:table-cell>
          <table:table-cell office:value-type="string" calcext:value-type="string">
            <text:p>0.00</text:p>
          </table:table-cell>
          <table:table-cell table:formula="of:=[.B9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0.00</text:p>
          </table:table-cell>
          <table:table-cell table:formula="of:=[.B9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0.00</text:p>
          </table:table-cell>
          <table:table-cell table:formula="of:=[.B9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0.00</text:p>
          </table:table-cell>
          <table:table-cell table:formula="of:=[.B9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0.00</text:p>
          </table:table-cell>
          <table:table-cell table:formula="of:=[.B9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-0.10</text:p>
          </table:table-cell>
          <table:table-cell table:formula="of:=[.B99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-0.10</text:p>
          </table:table-cell>
          <table:table-cell table:formula="of:=[.B100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-0.10</text:p>
          </table:table-cell>
          <table:table-cell table:formula="of:=[.B101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-0.10</text:p>
          </table:table-cell>
          <table:table-cell table:formula="of:=[.B102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-0.10</text:p>
          </table:table-cell>
          <table:table-cell table:formula="of:=[.B103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-0.10</text:p>
          </table:table-cell>
          <table:table-cell table:formula="of:=[.B104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-0.20</text:p>
          </table:table-cell>
          <table:table-cell table:formula="of:=[.B105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-0.20</text:p>
          </table:table-cell>
          <table:table-cell table:formula="of:=[.B106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-0.20</text:p>
          </table:table-cell>
          <table:table-cell table:formula="of:=[.B107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-0.20</text:p>
          </table:table-cell>
          <table:table-cell table:formula="of:=[.B108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-0.20</text:p>
          </table:table-cell>
          <table:table-cell table:formula="of:=[.B109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-0.20</text:p>
          </table:table-cell>
          <table:table-cell table:formula="of:=[.B110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-0.20</text:p>
          </table:table-cell>
          <table:table-cell table:formula="of:=[.B111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-0.30</text:p>
          </table:table-cell>
          <table:table-cell table:formula="of:=[.B112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-0.30</text:p>
          </table:table-cell>
          <table:table-cell table:formula="of:=[.B113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-0.30</text:p>
          </table:table-cell>
          <table:table-cell table:formula="of:=[.B114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-0.30</text:p>
          </table:table-cell>
          <table:table-cell table:formula="of:=[.B115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-0.30</text:p>
          </table:table-cell>
          <table:table-cell table:formula="of:=[.B116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-0.30</text:p>
          </table:table-cell>
          <table:table-cell table:formula="of:=[.B117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-0.30</text:p>
          </table:table-cell>
          <table:table-cell table:formula="of:=[.B118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-0.30</text:p>
          </table:table-cell>
          <table:table-cell table:formula="of:=[.B119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-0.30</text:p>
          </table:table-cell>
          <table:table-cell table:formula="of:=[.B120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-0.30</text:p>
          </table:table-cell>
          <table:table-cell table:formula="of:=[.B121]" office:value-type="string" office:string-value="-0.30" calcext:value-type="string">
            <text:p>-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-0.40</text:p>
          </table:table-cell>
          <table:table-cell table:formula="of:=[.B122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-0.40</text:p>
          </table:table-cell>
          <table:table-cell table:formula="of:=[.B123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-0.40</text:p>
          </table:table-cell>
          <table:table-cell table:formula="of:=[.B124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-0.40</text:p>
          </table:table-cell>
          <table:table-cell table:formula="of:=[.B125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-0.40</text:p>
          </table:table-cell>
          <table:table-cell table:formula="of:=[.B126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-0.50</text:p>
          </table:table-cell>
          <table:table-cell table:formula="of:=[.B127]" office:value-type="string" office:string-value="-0.50" calcext:value-type="string">
            <text:p>-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-0.60</text:p>
          </table:table-cell>
          <table:table-cell table:formula="of:=[.B128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-0.60</text:p>
          </table:table-cell>
          <table:table-cell table:formula="of:=[.B129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-0.60</text:p>
          </table:table-cell>
          <table:table-cell table:formula="of:=[.B130]" office:value-type="string" office:string-value="-0.60" calcext:value-type="string">
            <text:p>-0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fp.html" xlink:type="simple">French Polynesia</text:a> </text:p>
          </table:table-cell>
          <table:table-cell office:value-type="string" calcext:value-type="string">
            <text:p>-0.70</text:p>
          </table:table-cell>
          <table:table-cell table:formula="of:=[.B131]" office:value-type="string" office:string-value="-0.70" calcext:value-type="string">
            <text:p>-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y.html" xlink:type="simple">Libya</text:a> </text:p>
          </table:table-cell>
          <table:table-cell office:value-type="string" calcext:value-type="string">
            <text:p>-0.70</text:p>
          </table:table-cell>
          <table:table-cell table:formula="of:=[.B132]" office:value-type="string" office:string-value="-0.70" calcext:value-type="string">
            <text:p>-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-0.70</text:p>
          </table:table-cell>
          <table:table-cell table:formula="of:=[.B133]" office:value-type="string" office:string-value="-0.70" calcext:value-type="string">
            <text:p>-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-0.80</text:p>
          </table:table-cell>
          <table:table-cell table:formula="of:=[.B134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135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-0.80</text:p>
          </table:table-cell>
          <table:table-cell table:formula="of:=[.B136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-0.90</text:p>
          </table:table-cell>
          <table:table-cell table:formula="of:=[.B137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-0.90</text:p>
          </table:table-cell>
          <table:table-cell table:formula="of:=[.B138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-0.90</text:p>
          </table:table-cell>
          <table:table-cell table:formula="of:=[.B139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-0.90</text:p>
          </table:table-cell>
          <table:table-cell table:formula="of:=[.B140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-0.90</text:p>
          </table:table-cell>
          <table:table-cell table:formula="of:=[.B141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-1.00</text:p>
          </table:table-cell>
          <table:table-cell table:formula="of:=[.B142]" office:value-type="string" office:string-value="-1.00" calcext:value-type="string">
            <text:p>-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-1.00</text:p>
          </table:table-cell>
          <table:table-cell table:formula="of:=[.B143]" office:value-type="string" office:string-value="-1.00" calcext:value-type="string">
            <text:p>-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-1.00</text:p>
          </table:table-cell>
          <table:table-cell table:formula="of:=[.B144]" office:value-type="string" office:string-value="-1.00" calcext:value-type="string">
            <text:p>-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-1.10</text:p>
          </table:table-cell>
          <table:table-cell table:formula="of:=[.B145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-1.10</text:p>
          </table:table-cell>
          <table:table-cell table:formula="of:=[.B146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-1.20</text:p>
          </table:table-cell>
          <table:table-cell table:formula="of:=[.B147]" office:value-type="string" office:string-value="-1.20" calcext:value-type="string">
            <text:p>-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c.html" xlink:type="simple">Curacao</text:a> </text:p>
          </table:table-cell>
          <table:table-cell office:value-type="string" calcext:value-type="string">
            <text:p>-1.30</text:p>
          </table:table-cell>
          <table:table-cell table:formula="of:=[.B148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-1.30</text:p>
          </table:table-cell>
          <table:table-cell table:formula="of:=[.B149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-1.30</text:p>
          </table:table-cell>
          <table:table-cell table:formula="of:=[.B150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-1.30</text:p>
          </table:table-cell>
          <table:table-cell table:formula="of:=[.B151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-1.40</text:p>
          </table:table-cell>
          <table:table-cell table:formula="of:=[.B152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-1.40</text:p>
          </table:table-cell>
          <table:table-cell table:formula="of:=[.B153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-1.40</text:p>
          </table:table-cell>
          <table:table-cell table:formula="of:=[.B154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-1.60</text:p>
          </table:table-cell>
          <table:table-cell table:formula="of:=[.B155]" office:value-type="string" office:string-value="-1.60" calcext:value-type="string">
            <text:p>-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-1.60</text:p>
          </table:table-cell>
          <table:table-cell table:formula="of:=[.B156]" office:value-type="string" office:string-value="-1.60" calcext:value-type="string">
            <text:p>-1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-1.60</text:p>
          </table:table-cell>
          <table:table-cell table:formula="of:=[.B157]" office:value-type="string" office:string-value="-1.60" calcext:value-type="string">
            <text:p>-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-1.70</text:p>
          </table:table-cell>
          <table:table-cell table:formula="of:=[.B158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-1.70</text:p>
          </table:table-cell>
          <table:table-cell table:formula="of:=[.B159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-1.70</text:p>
          </table:table-cell>
          <table:table-cell table:formula="of:=[.B160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-1.70</text:p>
          </table:table-cell>
          <table:table-cell table:formula="of:=[.B161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-1.80</text:p>
          </table:table-cell>
          <table:table-cell table:formula="of:=[.B162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-1.80</text:p>
          </table:table-cell>
          <table:table-cell table:formula="of:=[.B163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-1.80</text:p>
          </table:table-cell>
          <table:table-cell table:formula="of:=[.B164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-1.90</text:p>
          </table:table-cell>
          <table:table-cell table:formula="of:=[.B165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-1.90</text:p>
          </table:table-cell>
          <table:table-cell table:formula="of:=[.B166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-1.90</text:p>
          </table:table-cell>
          <table:table-cell table:formula="of:=[.B167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-1.90</text:p>
          </table:table-cell>
          <table:table-cell table:formula="of:=[.B168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-2.30</text:p>
          </table:table-cell>
          <table:table-cell table:formula="of:=[.B169]" office:value-type="string" office:string-value="-2.30" calcext:value-type="string">
            <text:p>-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-2.40</text:p>
          </table:table-cell>
          <table:table-cell table:formula="of:=[.B170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-2.60</text:p>
          </table:table-cell>
          <table:table-cell table:formula="of:=[.B171]" office:value-type="string" office:string-value="-2.60" calcext:value-type="string">
            <text:p>-2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-2.70</text:p>
          </table:table-cell>
          <table:table-cell table:formula="of:=[.B172]" office:value-type="string" office:string-value="-2.70" calcext:value-type="string">
            <text:p>-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-2.80</text:p>
          </table:table-cell>
          <table:table-cell table:formula="of:=[.B173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-2.90</text:p>
          </table:table-cell>
          <table:table-cell table:formula="of:=[.B174]" office:value-type="string" office:string-value="-2.90" calcext:value-type="string">
            <text:p>-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-3.00</text:p>
          </table:table-cell>
          <table:table-cell table:formula="of:=[.B175]" office:value-type="string" office:string-value="-3.00" calcext:value-type="string">
            <text:p>-3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b.html" xlink:type="simple">Saint Barthelemy</text:a> </text:p>
          </table:table-cell>
          <table:table-cell office:value-type="string" calcext:value-type="string">
            <text:p>-3.00</text:p>
          </table:table-cell>
          <table:table-cell table:formula="of:=[.B176]" office:value-type="string" office:string-value="-3.00" calcext:value-type="string">
            <text:p>-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-3.10</text:p>
          </table:table-cell>
          <table:table-cell table:formula="of:=[.B177]" office:value-type="string" office:string-value="-3.10" calcext:value-type="string">
            <text:p>-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-3.10</text:p>
          </table:table-cell>
          <table:table-cell table:formula="of:=[.B178]" office:value-type="string" office:string-value="-3.10" calcext:value-type="string">
            <text:p>-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-3.30</text:p>
          </table:table-cell>
          <table:table-cell table:formula="of:=[.B179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i.html" xlink:type="simple">Gibraltar</text:a> </text:p>
          </table:table-cell>
          <table:table-cell office:value-type="string" calcext:value-type="string">
            <text:p>-3.30</text:p>
          </table:table-cell>
          <table:table-cell table:formula="of:=[.B180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-3.30</text:p>
          </table:table-cell>
          <table:table-cell table:formula="of:=[.B181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-3.30</text:p>
          </table:table-cell>
          <table:table-cell table:formula="of:=[.B182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-3.40</text:p>
          </table:table-cell>
          <table:table-cell table:formula="of:=[.B183]" office:value-type="string" office:string-value="-3.40" calcext:value-type="string">
            <text:p>-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-3.50</text:p>
          </table:table-cell>
          <table:table-cell table:formula="of:=[.B184]" office:value-type="string" office:string-value="-3.50" calcext:value-type="string">
            <text:p>-3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-3.70</text:p>
          </table:table-cell>
          <table:table-cell table:formula="of:=[.B185]" office:value-type="string" office:string-value="-3.70" calcext:value-type="string">
            <text:p>-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-3.80</text:p>
          </table:table-cell>
          <table:table-cell table:formula="of:=[.B186]" office:value-type="string" office:string-value="-3.80" calcext:value-type="string">
            <text:p>-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o.html" xlink:type="simple">Somalia</text:a> </text:p>
          </table:table-cell>
          <table:table-cell office:value-type="string" calcext:value-type="string">
            <text:p>-3.80</text:p>
          </table:table-cell>
          <table:table-cell table:formula="of:=[.B187]" office:value-type="string" office:string-value="-3.80" calcext:value-type="string">
            <text:p>-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-3.90</text:p>
          </table:table-cell>
          <table:table-cell table:formula="of:=[.B188]" office:value-type="string" office:string-value="-3.90" calcext:value-type="string">
            <text:p>-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-3.90</text:p>
          </table:table-cell>
          <table:table-cell table:formula="of:=[.B189]" office:value-type="string" office:string-value="-3.90" calcext:value-type="string">
            <text:p>-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e.html" xlink:type="simple">West Bank</text:a> </text:p>
          </table:table-cell>
          <table:table-cell office:value-type="string" calcext:value-type="string">
            <text:p>-4.20</text:p>
          </table:table-cell>
          <table:table-cell table:formula="of:=[.B190]" office:value-type="string" office:string-value="-4.20" calcext:value-type="string">
            <text:p>-4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-4.30</text:p>
          </table:table-cell>
          <table:table-cell table:formula="of:=[.B191]" office:value-type="string" office:string-value="-4.30" calcext:value-type="string">
            <text:p>-4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wf.html" xlink:type="simple">Wallis and Futuna</text:a> </text:p>
          </table:table-cell>
          <table:table-cell office:value-type="string" calcext:value-type="string">
            <text:p>-4.30</text:p>
          </table:table-cell>
          <table:table-cell table:formula="of:=[.B192]" office:value-type="string" office:string-value="-4.30" calcext:value-type="string">
            <text:p>-4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-4.50</text:p>
          </table:table-cell>
          <table:table-cell table:formula="of:=[.B193]" office:value-type="string" office:string-value="-4.50" calcext:value-type="string">
            <text:p>-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z.html" xlink:type="simple">Gaza Strip</text:a> </text:p>
          </table:table-cell>
          <table:table-cell office:value-type="string" calcext:value-type="string">
            <text:p>-4.70</text:p>
          </table:table-cell>
          <table:table-cell table:formula="of:=[.B194]" office:value-type="string" office:string-value="-4.70" calcext:value-type="string">
            <text:p>-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-4.80</text:p>
          </table:table-cell>
          <table:table-cell table:formula="of:=[.B195]" office:value-type="string" office:string-value="-4.80" calcext:value-type="string">
            <text:p>-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-4.90</text:p>
          </table:table-cell>
          <table:table-cell table:formula="of:=[.B196]" office:value-type="string" office:string-value="-4.90" calcext:value-type="string">
            <text:p>-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-5.00</text:p>
          </table:table-cell>
          <table:table-cell table:formula="of:=[.B197]" office:value-type="string" office:string-value="-5.00" calcext:value-type="string">
            <text:p>-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-5.00</text:p>
          </table:table-cell>
          <table:table-cell table:formula="of:=[.B198]" office:value-type="string" office:string-value="-5.00" calcext:value-type="string">
            <text:p>-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-5.30</text:p>
          </table:table-cell>
          <table:table-cell table:formula="of:=[.B199]" office:value-type="string" office:string-value="-5.30" calcext:value-type="string">
            <text:p>-5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-5.40</text:p>
          </table:table-cell>
          <table:table-cell table:formula="of:=[.B200]" office:value-type="string" office:string-value="-5.40" calcext:value-type="string">
            <text:p>-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-5.50</text:p>
          </table:table-cell>
          <table:table-cell table:formula="of:=[.B201]" office:value-type="string" office:string-value="-5.50" calcext:value-type="string">
            <text:p>-5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-5.90</text:p>
          </table:table-cell>
          <table:table-cell table:formula="of:=[.B202]" office:value-type="string" office:string-value="-5.90" calcext:value-type="string">
            <text:p>-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-5.90</text:p>
          </table:table-cell>
          <table:table-cell table:formula="of:=[.B203]" office:value-type="string" office:string-value="-5.90" calcext:value-type="string">
            <text:p>-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l.html" xlink:type="simple">Greenland</text:a> </text:p>
          </table:table-cell>
          <table:table-cell office:value-type="string" calcext:value-type="string">
            <text:p>-6.00</text:p>
          </table:table-cell>
          <table:table-cell table:formula="of:=[.B204]" office:value-type="string" office:string-value="-6.00" calcext:value-type="string">
            <text:p>-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n.html" xlink:type="simple">Saint Martin</text:a> </text:p>
          </table:table-cell>
          <table:table-cell office:value-type="string" calcext:value-type="string">
            <text:p>-6.00</text:p>
          </table:table-cell>
          <table:table-cell table:formula="of:=[.B205]" office:value-type="string" office:string-value="-6.00" calcext:value-type="string">
            <text:p>-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-6.10</text:p>
          </table:table-cell>
          <table:table-cell table:formula="of:=[.B206]" office:value-type="string" office:string-value="-6.10" calcext:value-type="string">
            <text:p>-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-6.20</text:p>
          </table:table-cell>
          <table:table-cell table:formula="of:=[.B207]" office:value-type="string" office:string-value="-6.20" calcext:value-type="string">
            <text:p>-6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-6.50</text:p>
          </table:table-cell>
          <table:table-cell table:formula="of:=[.B208]" office:value-type="string" office:string-value="-6.50" calcext:value-type="string">
            <text:p>-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-6.80</text:p>
          </table:table-cell>
          <table:table-cell table:formula="of:=[.B209]" office:value-type="string" office:string-value="-6.80" calcext:value-type="string">
            <text:p>-6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-7.20</text:p>
          </table:table-cell>
          <table:table-cell table:formula="of:=[.B210]" office:value-type="string" office:string-value="-7.20" calcext:value-type="string">
            <text:p>-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q.html" xlink:type="simple">Virgin Islands</text:a> </text:p>
          </table:table-cell>
          <table:table-cell office:value-type="string" calcext:value-type="string">
            <text:p>-7.50</text:p>
          </table:table-cell>
          <table:table-cell table:formula="of:=[.B211]" office:value-type="string" office:string-value="-7.50" calcext:value-type="string">
            <text:p>-7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sb.html" xlink:type="simple">Saint Pierre and Miquelon</text:a> </text:p>
          </table:table-cell>
          <table:table-cell office:value-type="string" calcext:value-type="string">
            <text:p>-7.70</text:p>
          </table:table-cell>
          <table:table-cell table:formula="of:=[.B212]" office:value-type="string" office:string-value="-7.70" calcext:value-type="string">
            <text:p>-7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-7.90</text:p>
          </table:table-cell>
          <table:table-cell table:formula="of:=[.B213]" office:value-type="string" office:string-value="-7.90" calcext:value-type="string">
            <text:p>-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-8.10</text:p>
          </table:table-cell>
          <table:table-cell table:formula="of:=[.B214]" office:value-type="string" office:string-value="-8.10" calcext:value-type="string">
            <text:p>-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-9.00</text:p>
          </table:table-cell>
          <table:table-cell table:formula="of:=[.B215]" office:value-type="string" office:string-value="-9.00" calcext:value-type="string">
            <text:p>-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-9.40</text:p>
          </table:table-cell>
          <table:table-cell table:formula="of:=[.B216]" office:value-type="string" office:string-value="-9.40" calcext:value-type="string">
            <text:p>-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q.html" xlink:type="simple">Guam</text:a> </text:p>
          </table:table-cell>
          <table:table-cell office:value-type="string" calcext:value-type="string">
            <text:p>-11.00</text:p>
          </table:table-cell>
          <table:table-cell table:formula="of:=[.B217]" office:value-type="string" office:string-value="-11.00" calcext:value-type="string">
            <text:p>-1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-11.30</text:p>
          </table:table-cell>
          <table:table-cell table:formula="of:=[.B218]" office:value-type="string" office:string-value="-11.30" calcext:value-type="string">
            <text:p>-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-11.30</text:p>
          </table:table-cell>
          <table:table-cell table:formula="of:=[.B219]" office:value-type="string" office:string-value="-11.30" calcext:value-type="string">
            <text:p>-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-11.60</text:p>
          </table:table-cell>
          <table:table-cell table:formula="of:=[.B220]" office:value-type="string" office:string-value="-11.60" calcext:value-type="string">
            <text:p>-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-12.70</text:p>
          </table:table-cell>
          <table:table-cell table:formula="of:=[.B221]" office:value-type="string" office:string-value="-12.70" calcext:value-type="string">
            <text:p>-1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q.html" xlink:type="simple">Puerto Rico</text:a> </text:p>
          </table:table-cell>
          <table:table-cell office:value-type="string" calcext:value-type="string">
            <text:p>-14.10</text:p>
          </table:table-cell>
          <table:table-cell table:formula="of:=[.B222]" office:value-type="string" office:string-value="-14.10" calcext:value-type="string">
            <text:p>-14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q.html" xlink:type="simple">Northern Mariana Islands</text:a> </text:p>
          </table:table-cell>
          <table:table-cell office:value-type="string" calcext:value-type="string">
            <text:p>-15.40</text:p>
          </table:table-cell>
          <table:table-cell table:formula="of:=[.B223]" office:value-type="string" office:string-value="-15.40" calcext:value-type="string">
            <text:p>-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-17.90</text:p>
          </table:table-cell>
          <table:table-cell table:formula="of:=[.B224]" office:value-type="string" office:string-value="-17.90" calcext:value-type="string">
            <text:p>-17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-20.90</text:p>
          </table:table-cell>
          <table:table-cell table:formula="of:=[.B225]" office:value-type="string" office:string-value="-20.90" calcext:value-type="string">
            <text:p>-2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aq.html" xlink:type="simple">American Samoa</text:a> </text:p>
          </table:table-cell>
          <table:table-cell office:value-type="string" calcext:value-type="string">
            <text:p>-26.10</text:p>
          </table:table-cell>
          <table:table-cell table:formula="of:=[.B226]" office:value-type="string" office:string-value="-26.10" calcext:value-type="string">
            <text:p>-2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-29.90</text:p>
          </table:table-cell>
          <table:table-cell table:formula="of:=[.B227]" office:value-type="string" office:string-value="-29.90" calcext:value-type="string">
            <text:p>-2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-88.70</text:p>
          </table:table-cell>
          <table:table-cell table:formula="of:=[.B228]" office:value-type="string" office:string-value="-88.70" calcext:value-type="string">
            <text:p>-88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09:52:37.987000000</meta:creation-date>
    <dc:date>2023-07-20T09:54:56.502000000</dc:date>
    <meta:editing-duration>PT2M18S</meta:editing-duration>
    <meta:editing-cycles>1</meta:editing-cycles>
    <meta:document-statistic meta:table-count="1" meta:cell-count="683" meta:object-count="0"/>
    <meta:generator>LibreOffice/6.2.4.2$Windows_X86_64 LibreOffice_project/2412653d852ce75f65fbfa83fb7e7b669a126d64</meta:generator>
  </office:meta>
</office:document-meta>
</file>